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18in" fo:break-before="auto" style:use-optimal-row-height="true"/>
    </style:style>
    <style:style style:name="ro6" style:family="table-row">
      <style:table-row-properties style:row-height="0.2283in" fo:break-before="auto" style:use-optimal-row-height="true"/>
    </style:style>
    <style:style style:name="ro7" style:family="table-row">
      <style:table-row-properties style:row-height="0.3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08in solid #000000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ackground-color="#dddddd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346in solid #008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125" style:family="table-cell" style:parent-style-name="Default">
      <style:table-cell-properties fo:background-color="#e6e6e6" fo:border="0.0008in solid #000000"/>
    </style:style>
    <style:style style:name="ce12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</style:style>
    <style:style style:name="ce127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346in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303" style:family="table-cell" style:parent-style-name="Default">
      <style:table-cell-properties fo:border="0.0008in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31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31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316" style:family="table-cell" style:parent-style-name="Default">
      <style:table-cell-properties fo:background-color="#ffffff" fo:border="0.0008in solid #000000"/>
    </style:style>
    <style:style style:name="ce31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</style:style>
    <style:style style:name="ce31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320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21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</style:style>
    <style:style style:name="ce322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346in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</style:style>
    <style:style style:name="ce32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32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3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33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33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33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08in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08in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08in solid #000000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08in solid #000000" fo:background-color="#dddddd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5-02-08T08:34:33">
            <text:p>02/08/15 08:34 AM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3.1772in" svg:height="0.8567in" svg:x="3.0008in" svg:y="1.2563in" draw:caption-point-x="-0.2402in" draw:caption-point-y="0.6071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4283in" svg:height="1.0122in" svg:x="3.0008in" svg:y="1.4232in" draw:caption-point-x="-0.2402in" draw:caption-point-y="0.6071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3232in" svg:height="1.0122in" svg:x="2.9657in" svg:y="1.613in" draw:caption-point-x="-0.2051in" draw:caption-point-y="0.5839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4.0756in" svg:height="1.1677in" svg:x="3.0008in" svg:y="2.7571in" draw:caption-point-x="-0.2402in" draw:caption-point-y="0.6071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0906in" draw:caption-point-x="-0.2402in" draw:caption-point-y="0.6071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424in" draw:caption-point-x="-0.2402in" draw:caption-point-y="0.6071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4.0059in" svg:height="1.1677in" svg:x="3.0008in" svg:y="3.7575in" draw:caption-point-x="-0.2402in" draw:caption-point-y="0.6071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0909in" draw:caption-point-x="-0.2402in" draw:caption-point-y="0.6071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4244in" draw:caption-point-x="-0.2402in" draw:caption-point-y="0.6071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2.5228in" svg:height="0.3902in" svg:x="3.0008in" svg:y="4.7579in" draw:caption-point-x="-0.2402in" draw:caption-point-y="0.6071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1.7114in" svg:height="0.3902in" svg:x="3.0008in" svg:y="5.0913in" draw:caption-point-x="-0.2402in" draw:caption-point-y="0.6071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1.7114in" svg:height="0.3902in" svg:x="3.0008in" svg:y="5.2579in" draw:caption-point-x="-0.2402in" draw:caption-point-y="0.6071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E8">
            <text:p>05E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E8sss]">
            <text:p>[195E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1.7114in" svg:height="0.3902in" svg:x="3.0008in" svg:y="5.4276in" draw:caption-point-x="-0.2402in" draw:caption-point-y="0.6071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E8">
            <text:p>01E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2]*2+[.W32])*8+[.X32];2);[.AA32];[.AM32];&quot;]&quot;)" office:value-type="string" office:string-value="[191E8sss]">
            <text:p>[191E8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9E9">
            <text:p>09E9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9E9" table:number-columns-spanned="12" table:number-rows-spanned="1">
            <text:p>9E9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3]*2+[.W33])*8+[.X33];2);[.AA33];[.AM33];&quot;]&quot;)" office:value-type="string" office:string-value="[199E9sss]">
            <text:p>[199E9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 table:number-columns-spanned="2" table:number-rows-spanned="1">
            <text:p>1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 table:number-columns-spanned="2" table:number-rows-spanned="1">
            <text:p>1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5E9">
            <text:p>05E9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5E9" table:number-columns-spanned="12" table:number-rows-spanned="1">
            <text:p>5E9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5E9sss]">
            <text:p>[195E9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549">
            <text:p>05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549" table:number-columns-spanned="12" table:number-rows-spanned="1">
            <text:p>5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549sss]">
            <text:p>[195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Train Node Ident Info</text:span><text:span text:style-name="T4"> 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Node Ident 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  <draw:g table:end-cell-address="Headers.B46" table:end-x="0.1756in" table:end-y="0.1587in" draw:z-index="12">
              <draw:custom-shape draw:style-name="gr1" svg:width="0.0799in" svg:height="0.0972in" draw:transform="rotate (-1.57079632679579) translate (0.173228346456693in 0.075984251968503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5in" svg:height="0.0972in" draw:transform="rotate (-1.57079632679579) translate (0.173228346456693in 0.238582677165354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41220472440944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69291338582677in 0.57913385826771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28in" svg:x="0.0437in" svg:y="0.0035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  <draw:line table:end-cell-address="Headers.B61" table:end-x="1.9075in" table:end-y="0.1472in" draw:z-index="14" draw:style-name="gr2" draw:text-style-name="P1" svg:x1="1.9075in" svg:y1="0.0476in" svg:x2="1.5661in" svg:y2="2.3949in">
              <text:p/>
            </draw:line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  <draw:ellipse table:end-cell-address="Headers.BA54" table:end-x="0.2673in" table:end-y="0.0492in" draw:z-index="11" draw:style-name="gr3" draw:text-style-name="P1" svg:width="0.3051in" svg:height="0.1965in" svg:x="0.7701in" svg:y="0.0193in">
              <text:p/>
            </draw:ellipse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  <draw:line table:end-cell-address="Headers.AZ62" table:end-x="0.8087in" table:end-y="0.0327in" draw:z-index="0" draw:style-name="gr4" draw:text-style-name="P1" svg:x1="0.3665in" svg:y1="1.2799in" svg:x2="0.8087in" svg:y2="0.0339in">
              <text:p/>
            </draw:line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1.9295in" svg:height="0.3902in" svg:x="3.0008in" svg:y="8.5929in" draw:caption-point-x="-0.2402in" draw:caption-point-y="1.2768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>
            <draw:line table:end-cell-address="Headers.T63" table:end-x="0.2657in" table:end-y="0.124in" draw:z-index="7" draw:style-name="gr2" draw:text-style-name="P1" svg:x1="0.1406in" svg:y1="0.0173in" svg:x2="0.2657in" svg:y2="0.5378in">
              <text:p/>
            </draw:line>
          </table:table-cell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0776in" table:end-y="0.0512in" draw:z-index="4" draw:style-name="gr5" draw:text-style-name="P1" svg:width="0.1343in" svg:height="3.1555in" draw:transform="rotate (1.5707963267946) translate (0.113385826771654in 0.0637795275590551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0" table:end-x="0.1039in" table:end-y="0.139in" draw:z-index="6" draw:style-name="gr6" draw:text-style-name="P1" svg:x1="0.274in" svg:y1="0.0799in" svg:x2="0.0374in" svg:y2="1.4732in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0882in" table:end-y="0.0756in" draw:z-index="1" draw:style-name="gr5" draw:text-style-name="P1" svg:width="0.1343in" svg:height="4.7in" draw:transform="rotate (1.5707963267946) translate (0.115748031496063in 0.0444881889763779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138in" table:end-y="0.0567in" draw:z-index="3" draw:style-name="gr6" draw:text-style-name="P1" svg:x1="0.1398in" svg:y1="0.0929in" svg:x2="0.3378in" svg:y2="0.8906in">
              <text:p/>
            </draw:line>
          </table:table-cell>
          <table:table-cell table:number-columns-repeated="10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0638in" table:end-y="0.1382in" draw:z-index="10" draw:style-name="gr6" draw:text-style-name="P1" svg:x1="0.4039in" svg:y1="0.0327in" svg:x2="0.0717in" svg:y2="0.3051in">
              <text:p/>
            </draw:line>
          </table:table-cell>
          <table:table-cell table:style-name="Default">
            <draw:custom-shape table:end-cell-address="Headers.G64" table:end-x="0.1189in" table:end-y="0.1469in" draw:z-index="9" draw:style-name="gr5" draw:text-style-name="P1" svg:width="0.0476in" svg:height="0.3138in" draw:transform="rotate (1.5707963267946) translate (0.071259842519685in 0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098in" table:end-y="0.0724in" draw:z-index="13" draw:style-name="gr2" draw:text-style-name="P1" svg:x1="0.2602in" svg:y1="0.022in" svg:x2="0.0602in" svg:y2="0.5728in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124in" table:end-y="0.0386in" draw:z-index="8" draw:style-name="gr5" draw:text-style-name="P1" svg:width="0.1386in" svg:height="3.2665in" draw:transform="rotate (1.5707963267946) translate (0.64251968503937in 0.10669291338582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3" table:end-x="0.0343in" table:end-y="0.1181in" draw:z-index="2" draw:style-name="gr5" draw:text-style-name="P1" svg:width="0.1602in" svg:height="5.8488in" draw:transform="rotate (1.5707963267946) translate (0.0444881889763779in 0.104724409448819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table:number-columns-spanned="2" table:number-rows-spanned="1">
            <text:p>Bit Descriptions</text:p>
            <draw:custom-shape table:end-cell-address="Headers.A102" table:end-x="0.1551in" table:end-y="0.0295in" draw:z-index="5" draw:style-name="gr5" draw:text-style-name="P1" svg:width="0.1547in" svg:height="4.998in" draw:transform="rotate (1.5707963267946) translate (0.000393700787401575in 0.0334645669291339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5">
          <table:table-cell/>
          <table:table-cell table:style-name="ce25" table:formula="of:=NOW()" office:value-type="date" office:date-value="2015-02-08T08:34:33">
            <text:p>02/08/15 08:34 AM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5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6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5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5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5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3.1772in" svg:height="0.8567in" svg:x="3.0008in" svg:y="0.6441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office:annotation draw:style-name="gr8" draw:text-style-name="P2" svg:width="3.4283in" svg:height="1.0122in" svg:x="3.0008in" svg:y="0.8051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office:annotation draw:style-name="gr8" draw:text-style-name="P2" svg:width="3.3232in" svg:height="1.0122in" svg:x="2.9657in" svg:y="0.9898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5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9" draw:text-style-name="P2" svg:width="4.0756in" svg:height="1.1677in" svg:x="3.0008in" svg:y="2.0949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4173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739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6" office:value-type="string">
            <office:annotation draw:style-name="gr9" draw:text-style-name="P2" svg:width="4.0059in" svg:height="1.1677in" svg:x="3.0008in" svg:y="3.0618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3843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7067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1" draw:text-style-name="P2" svg:width="2.5228in" svg:height="0.3902in" svg:x="3.0008in" svg:y="4.0291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1" draw:text-style-name="P2" svg:width="1.7114in" svg:height="0.3902in" svg:x="3.0008in" svg:y="4.3516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<text:span text:style-name="T3">Simple Node Ident 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5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11" draw:text-style-name="P2" svg:width="2.1827in" svg:height="0.3902in" svg:x="3.0008in" svg:y="6.1248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11" draw:text-style-name="P2" svg:width="1.9295in" svg:height="0.3902in" svg:x="3.0008in" svg:y="6.4472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5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1.3276in" svg:height="0.2346in" svg:x="3.0008in" svg:y="6.7697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5">
          <table:covered-table-cell table:style-name="ce394"/>
          <table:table-cell table:style-name="ce411" office:value-type="string">
            <office:annotation draw:style-name="gr11" draw:text-style-name="P2" svg:width="2.6886in" svg:height="0.3902in" svg:x="3.0008in" svg:y="6.9307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5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5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 table:number-rows-repeated="3">
          <table:table-cell table:style-name="Default" table:number-columns-repeated="2"/>
          <table:table-cell table:number-columns-repeated="1022"/>
        </table:table-row>
        <table:table-row table:style-name="ro5" table:number-rows-repeated="654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l-10 30h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5-02-08">02/08/2015</text:date> <text:s text:c="2"/><text:time>08:34:33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2/08/2015</text:date>, <text:time>08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5-02-08T08:34:33</dc:date>
    <dc:creator>Jim Kueneman</dc:creator>
    <meta:editing-duration>P10DT22H14M42S</meta:editing-duration>
    <meta:editing-cycles>53</meta:editing-cycles>
    <meta:generator>OpenOffice/4.1.1$Unix OpenOffice.org_project/411m6$Build-9775</meta:generator>
    <meta:document-statistic meta:table-count="2" meta:cell-count="1425" meta:object-count="15"/>
  </office:meta>
</office:document-meta>
</file>